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d5183" officeooo:paragraph-rsid="001ff7b5"/>
    </style:style>
    <style:style style:name="P2" style:family="paragraph" style:parent-style-name="Standard">
      <style:paragraph-properties fo:text-align="start" style:justify-single-word="false"/>
      <style:text-properties officeooo:rsid="001d5183" officeooo:paragraph-rsid="001ff7b5"/>
    </style:style>
    <style:style style:name="P3" style:family="paragraph" style:parent-style-name="Standard">
      <style:paragraph-properties fo:text-align="start" style:justify-single-word="false"/>
      <style:text-properties officeooo:rsid="001d5183" officeooo:paragraph-rsid="001e3d06"/>
    </style:style>
    <style:style style:name="P4" style:family="paragraph" style:parent-style-name="Standard">
      <style:paragraph-properties fo:text-align="start" style:justify-single-word="false"/>
      <style:text-properties officeooo:rsid="001e3d06" officeooo:paragraph-rsid="001e3d06"/>
    </style:style>
    <style:style style:name="T1" style:family="text">
      <style:text-properties officeooo:rsid="001e3d06"/>
    </style:style>
    <style:style style:name="T2" style:family="text">
      <style:text-properties fo:font-weight="bold" style:font-weight-asian="bold" style:font-weight-complex="bold"/>
    </style:style>
    <style:style style:name="T3" style:family="text">
      <style:text-properties officeooo:rsid="001e76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bstract</text:span><text:line-break/></text:p>
      <text:p text:style-name="P2"><text:tab/>Revolving around the idea of a game, I wanted to collect data from the players to learn how to identify users in a database. To do this, a simple client-server is needed to sent the data between user and data accumulator. Afterwards, the accumulated data is stored in a database called SQLite. This database is useful as the website would need this database to display the <text:span text:style-name="T1">desired data into an html.</text:span></text:p>
      <text:p text:style-name="P3"/>
      <text:p text:style-name="P3"><text:tab/><text:span text:style-name="T1">The software, Python2 is used to build a simple game. Using pre-built libraries, pygame, was downloaded and was the pivot point of all the game code. In addition, there are libraries Python already possessed: random, time, uuid, and getpass were useful in simplifying the code.</text:span></text:p>
      <text:p text:style-name="P4"/>
      <text:p text:style-name="P4"><text:tab/>A simple client-server, is built out of python with a goal in mind of a simple way of collecting data from users of my game. In the user side, a client is used to send information to a server with <text:span text:style-name="T3">the desired</text:span> information <text:span text:style-name="T3">through the Internet. The server in response, gathers the data and writes the data into a SQLite database using sql connector placing them in a certain format.</text:span></text:p>
      <text:p text:style-name="P4"/>
      <text:p text:style-name="P4"><text:tab/><text:span text:style-name="T3">This populated database is in turn used by a Django web application and displayed on a browser. The django is a python tool used to be a communicator between the database and the html script. Meanwhile, the webpage that displays highscores is shown to incoming requests to the html script and haves various functions to view the data more efficiently.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21:31:29.364811880</meta:creation-date>
    <meta:generator>LibreOffice/5.1.6.2$Linux_X86_64 LibreOffice_project/10m0$Build-2</meta:generator>
    <dc:date>2017-11-26T13:39:37.048959929</dc:date>
    <meta:editing-duration>PT12M24S</meta:editing-duration>
    <meta:editing-cycles>2</meta:editing-cycles>
    <meta:document-statistic meta:table-count="0" meta:image-count="0" meta:object-count="0" meta:page-count="1" meta:paragraph-count="5" meta:word-count="247" meta:character-count="1421" meta:non-whitespace-character-count="1173"/>
  </office:meta>
</office:document-meta>
</file>